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08000000089E8D4D2D3848618D.png" manifest:media-type="image/png"/>
  <manifest:file-entry manifest:full-path="Pictures/100000000000000800000008D65121279EDCA62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solid" draw:fill-color="#ffffcc" draw:textarea-horizontal-align="justify" draw:textarea-vertical-align="middle" draw:auto-grow-height="false" fo:min-height="0.589cm" fo:min-width="0.293cm"/>
    </style:style>
    <style:style style:name="gr2" style:family="graphic" style:parent-style-name="standard">
      <style:graphic-properties svg:stroke-color="#000000" draw:fill="bitmap" draw:fill-color="#cccccc" draw:gradient-step-count="0" draw:fill-image-name="_32_0_20_Percent" style:repeat="repeat" draw:textarea-horizontal-align="justify" draw:textarea-vertical-align="middle" draw:auto-grow-height="false" fo:min-height="1.356cm" fo:min-width="2.376cm"/>
    </style:style>
    <style:style style:name="gr3" style:family="graphic" style:parent-style-name="standard">
      <style:graphic-properties svg:stroke-color="#000000" draw:fill="bitmap" draw:gradient-step-count="0" draw:fill-image-name="_32_0_20_Percent" style:repeat="repeat" draw:textarea-horizontal-align="justify" draw:textarea-vertical-align="middle" draw:auto-grow-height="false" fo:min-height="0.209cm" fo:min-width="0.52cm"/>
    </style:style>
    <style:style style:name="gr4" style:family="graphic" style:parent-style-name="standard">
      <style:graphic-properties svg:stroke-color="#000000" draw:fill="solid" draw:fill-color="#660066" draw:textarea-horizontal-align="justify" draw:textarea-vertical-align="middle" draw:auto-grow-height="false" fo:min-height="0.828cm" fo:min-width="0.578cm"/>
    </style:style>
    <style:style style:name="gr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896cm" fo:min-width="0.646cm" draw:shadow-offset-x="0.203cm" draw:shadow-offset-y="0.203cm"/>
    </style:style>
    <style:style style:name="gr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18cm" fo:min-width="0.54cm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loext:graphic-properties draw:fill="bitmap" draw:fill-color="#cccccc" draw:gradient-step-count="0" draw:fill-image-name="_32_0_20_Percent" style:repeat="repeat"/>
      <style:paragraph-properties fo:text-align="center"/>
    </style:style>
    <style:style style:name="P3" style:family="paragraph">
      <loext:graphic-properties draw:fill="bitmap" draw:gradient-step-count="0" draw:fill-image-name="_32_0_20_Percent" style:repeat="repeat"/>
      <style:paragraph-properties fo:text-align="center"/>
    </style:style>
    <style:style style:name="P4" style:family="paragraph">
      <loext:graphic-properties draw:fill="solid" draw:fill-color="#660066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color="#ffffff" fo:font-size="10pt" style:font-size-asian="10pt" style:font-size-complex="10pt"/>
    </style:style>
    <style:style style:name="P10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77cm" svg:height="0.923cm" svg:x="7.312cm" svg:y="11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048cm" svg:height="1.778cm" svg:x="4.683cm" svg:y="5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1.068cm" svg:height="0.507cm" svg:x="9.584cm" svg:y="6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.524cm" svg:height="1.524cm" svg:x="7.85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1.27cm" svg:height="1.27cm" svg:x="6.411cm" svg:y="11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1.068cm" svg:height="0.296cm" svg:x="9.685cm" svg:y="11.0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6.207cm" svg:y1="7.242cm" svg:x2="8.62cm" svg:y2="8.493cm" draw:start-shape="id1" draw:start-glue-point="2" draw:end-shape="id2" draw:end-glue-point="4" svg:d="M6207 7242v626h2413v625" svg:viewBox="0 0 2414 1252">
          <text:p/>
        </draw:connector>
        <draw:connector draw:style-name="gr8" draw:text-style-name="P6" draw:layer="layout" svg:x1="10.118cm" svg:y1="7.244cm" svg:x2="8.62cm" svg:y2="8.493cm" draw:start-shape="id3" draw:start-glue-point="2" draw:end-shape="id2" draw:end-glue-point="4" svg:d="M10118 7244v625h-1498v624" svg:viewBox="0 0 1499 1250">
          <text:p/>
        </draw:connector>
        <draw:connector draw:style-name="gr7" draw:text-style-name="P6" draw:layer="layout" svg:x1="8.62cm" svg:y1="10.017cm" svg:x2="7.046cm" svg:y2="11.041cm" draw:start-shape="id2" draw:start-glue-point="8" draw:end-shape="id4" draw:end-glue-point="0" svg:d="M8620 10017v513h-1574v511" svg:viewBox="0 0 1575 1025">
          <text:p/>
        </draw:connector>
        <draw:connector draw:style-name="gr7" draw:text-style-name="P6" draw:layer="layout" svg:x1="8.62cm" svg:y1="10.017cm" svg:x2="10.219cm" svg:y2="11.028cm" draw:start-shape="id2" draw:start-glue-point="8" draw:end-shape="id5" draw:end-glue-point="0" svg:d="M8620 10017v506h1599v505" svg:viewBox="0 0 1600 1012">
          <text:p/>
        </draw:connector>
        <draw:frame draw:style-name="gr9" draw:text-style-name="P7" draw:layer="layout" svg:width="3.262cm" svg:height="1.199cm" svg:x="4.618cm" svg:y="4.256cm">
          <draw:text-box>
            <text:p text:style-name="P6"><text:span text:style-name="T1">l</text:span><text:span text:style-name="T1">i</text:span><text:span text:style-name="T1">n</text:span><text:span text:style-name="T1">u</text:span><text:span text:style-name="T1">x</text:span><text:span text:style-name="T1">-</text:span><text:span text:style-name="T1">e</text:span><text:span text:style-name="T1">v</text:span><text:span text:style-name="T1">l</text:span></text:p>
            <text:p text:style-name="P6"><text:span text:style-name="T1">k</text:span><text:span text:style-name="T1">e</text:span><text:span text:style-name="T1">r</text:span><text:span text:style-name="T1">n</text:span><text:span text:style-name="T1">e</text:span><text:span text:style-name="T1">l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/text:p>
          </draw:text-box>
        </draw:frame>
        <draw:frame draw:style-name="gr9" draw:text-style-name="P8" draw:layer="layout" svg:width="3.072cm" svg:height="0.725cm" svg:x="8.563cm" svg:y="5.953cm">
          <draw:text-box>
            <text:p><text:span text:style-name="T1">libevl sources</text:span></text:p>
          </draw:text-box>
        </draw:frame>
        <draw:frame draw:style-name="gr9" draw:text-style-name="P7" draw:layer="layout" svg:width="4.223cm" svg:height="1.199cm" svg:x="5.161cm" svg:y="12.711cm">
          <draw:text-box>
            <text:p text:style-name="P6"><text:span text:style-name="T1">kernel image</text:span></text:p>
            <text:p text:style-name="P6"><text:span text:style-name="T1">[ + device tree blob]</text:span></text:p>
          </draw:text-box>
        </draw:frame>
        <draw:frame draw:style-name="gr9" draw:text-style-name="P8" draw:layer="layout" svg:width="2.034cm" svg:height="0.725cm" svg:x="9.204cm" svg:y="11.447cm">
          <draw:text-box>
            <text:p><text:span text:style-name="T1">libevl.so</text:span></text:p>
          </draw:text-box>
        </draw:frame>
        <draw:frame draw:style-name="gr9" draw:text-style-name="P10" draw:layer="layout" svg:width="1.903cm" svg:height="0.645cm" svg:x="7.685cm" svg:y="8.917cm">
          <draw:text-box>
            <text:p text:style-name="P9">toolcha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D65121279EDCA62F.png" xlink:type="simple" xlink:show="embed" xlink:actuate="onLoad"/>
    <draw:fill-image draw:name="_33_0_20_Percent" draw:display-name="30 Percent" xlink:href="Pictures/1000000000000008000000089E8D4D2D3848618D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3-17T16:57:42.746893685</meta:creation-date>
    <dc:date>2020-03-17T19:49:09.600546782</dc:date>
    <dc:creator>Philippe GERUM</dc:creator>
    <meta:editing-duration>PT5M15S</meta:editing-duration>
    <meta:editing-cycles>4</meta:editing-cycles>
    <meta:generator>LibreOffice/6.3.5.2$Linux_X86_64 LibreOffice_project/30$Build-2</meta:generator>
    <meta:document-statistic meta:object-count="15"/>
  </office:meta>
</office:document-meta>
</file>